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4.25pt"/>
    </style:style>
    <style:style style:name="co3" style:family="table-column">
      <style:table-column-properties fo:break-before="auto" style:column-width="261.75pt"/>
    </style:style>
    <style:style style:name="co4" style:family="table-column">
      <style:table-column-properties fo:break-before="auto" style:column-width="174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_20_by_20_Assembly">
      <style:table-properties table:display="true" style:writing-mode="lr-tb"/>
    </style:style>
    <style:style style:name="ta2" style:family="table" style:master-page-name="PageStyle_5f_BOM_20_by_20_Pa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8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 by Assembl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ubassembly</text:p>
          </table:table-cell>
          <table:table-cell table:style-name="ce3" office:value-type="string" calcext:value-type="string">
            <text:p>Not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rinted Top Corner for Idler</text:p>
          </table:table-cell>
          <table:table-cell table:style-name="ce1" office:value-type="string" calcext:value-type="string">
            <text:p>Top Belt Idl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4 Hex Nut</text:p>
          </table:table-cell>
          <table:table-cell table:style-name="ce1" office:value-type="string" calcext:value-type="string">
            <text:p>Top Belt Idl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4x14 SHCS</text:p>
          </table:table-cell>
          <table:table-cell table:style-name="ce1" office:value-type="string" calcext:value-type="string">
            <text:p>Top Belt Idler</text:p>
          </table:table-cell>
          <table:table-cell table:style-name="ce3" office:value-type="string" calcext:value-type="string">
            <text:p>Only 4 really required. The top plate 2, and the lower printed part 2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4x40 SHCS</text:p>
          </table:table-cell>
          <table:table-cell table:style-name="ce1" office:value-type="string" calcext:value-type="string">
            <text:p>Top Belt Idl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624 bearing for belt idler</text:p>
          </table:table-cell>
          <table:table-cell table:style-name="ce1" office:value-type="string" calcext:value-type="string">
            <text:p>Top Belt Idl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4 Flat Washer</text:p>
          </table:table-cell>
          <table:table-cell table:style-name="ce1" office:value-type="string" calcext:value-type="string">
            <text:p>Top Belt Idler</text:p>
          </table:table-cell>
          <table:table-cell table:style-name="ce3" office:value-type="string" calcext:value-type="string">
            <text:p>Go between pairs of bearings, and between bearings and printed part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rinted Bottom Corner for Idler</text:p>
          </table:table-cell>
          <table:table-cell table:style-name="ce1" office:value-type="string" calcext:value-type="string">
            <text:p>Top Belt Idl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rinted Top Corner for Pulley (has bearing indent)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625 Bearing 5x16x5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pulley spacer (shorter)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pulley spacer (longer)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T-2 Pulley 20 teeth 5mm bore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5mm shaft, 100mm long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4 Hex Nut</text:p>
          </table:table-cell>
          <table:table-cell table:style-name="ce1" office:value-type="string" calcext:value-type="string">
            <text:p>Top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4x14 SHCS</text:p>
          </table:table-cell>
          <table:table-cell table:style-name="ce1" office:value-type="string" calcext:value-type="string">
            <text:p>Top Belt Pulley End</text:p>
          </table:table-cell>
          <table:table-cell table:style-name="ce3" office:value-type="string" calcext:value-type="string">
            <text:p>Only top 2 required. Others may misalign rail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8mm hardened smooth rod, 173mm length</text:p>
          </table:table-cell>
          <table:table-cell table:style-name="ce1" office:value-type="string" calcext:value-type="string">
            <text:p>Top Belt Pulley End</text:p>
          </table:table-cell>
          <table:table-cell table:style-name="ce3" office:value-type="string" calcext:value-type="string">
            <text:p>Length must be within 1mm for lasercut frame length to fight tightly. Typically Y travel + 50 + 20 + homing margi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oming Switch SS-5GL</text:p>
          </table:table-cell>
          <table:table-cell table:style-name="ce1" office:value-type="string" calcext:value-type="string">
            <text:p>Top Belt Pulley End</text:p>
          </table:table-cell>
          <table:table-cell table:style-name="ce3" office:value-type="string" calcext:value-type="string">
            <text:p>S5GL siz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#4-1/2" wood screw</text:p>
          </table:table-cell>
          <table:table-cell table:style-name="ce1" office:value-type="string" calcext:value-type="string">
            <text:p>Top Belt Pulley End</text:p>
          </table:table-cell>
          <table:table-cell table:style-name="ce3" office:value-type="string" calcext:value-type="string">
            <text:p>Screws into printed plastic par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4 Hex Nut</text:p>
          </table:table-cell>
          <table:table-cell table:style-name="ce1" office:value-type="string" calcext:value-type="string">
            <text:p>Back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4x14 SHCS</text:p>
          </table:table-cell>
          <table:table-cell table:style-name="ce1" office:value-type="string" calcext:value-type="string">
            <text:p>Back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625 Bearing 5x16x5</text:p>
          </table:table-cell>
          <table:table-cell table:style-name="ce1" office:value-type="string" calcext:value-type="string">
            <text:p>Back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T-2 Pulley 20 teeth 5mm bore</text:p>
          </table:table-cell>
          <table:table-cell table:style-name="ce1" office:value-type="string" calcext:value-type="string">
            <text:p>Back Belt Pulley End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tepper Motor 40mm long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T-2 Pulley 20 teeth 5mm bore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1" office:value-type="string" calcext:value-type="string">
            <text:p>GT-2 Belt length in meters</text:p>
          </table:table-cell>
          <table:table-cell table:style-name="ce1" office:value-type="string" calcext:value-type="string">
            <text:p>AB Motors</text:p>
          </table:table-cell>
          <table:table-cell table:style-name="ce3" office:value-type="string" calcext:value-type="string">
            <text:p>Should be 1 length over 2300mm long, or two lengths over 1200mm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x10 SHCS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 Flat Washer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 Flat Washer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 Nylon Lock Nut</text:p>
          </table:table-cell>
          <table:table-cell table:style-name="ce1" office:value-type="string" calcext:value-type="string">
            <text:p>AB Motors</text:p>
          </table:table-cell>
          <table:table-cell table:style-name="ce3" office:value-type="string" calcext:value-type="string">
            <text:p>Hex nuts work but I found they get loos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40mm GT2 closed loop belt</text:p>
          </table:table-cell>
          <table:table-cell table:style-name="ce1" office:value-type="string" calcext:value-type="string">
            <text:p>AB Motor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Left X end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Right X end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rinted X End Bearing Spacer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624 bearing for belt idler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4x45 SHCS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4 Hex Nut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4 Flat Washer</text:p>
          </table:table-cell>
          <table:table-cell table:style-name="ce1" office:value-type="string" calcext:value-type="string">
            <text:p>X Ends</text:p>
          </table:table-cell>
          <table:table-cell table:style-name="ce3" office:value-type="string" calcext:value-type="string">
            <text:p>Goes between bearings and printed x-en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LM8LUU Linear Bearing 8x15x45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8mm hardened smooth rod, 173mm length</text:p>
          </table:table-cell>
          <table:table-cell table:style-name="ce1" office:value-type="string" calcext:value-type="string">
            <text:p>X End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Back Half</text:p>
          </table:table-cell>
          <table:table-cell table:style-name="ce1" office:value-type="string" calcext:value-type="string">
            <text:p>X Carriage Back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LM8SUU Linear Bearing 8x15x17</text:p>
          </table:table-cell>
          <table:table-cell table:style-name="ce1" office:value-type="string" calcext:value-type="string">
            <text:p>X Carriage Back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oming Switch - Small D2F-01L-D3</text:p>
          </table:table-cell>
          <table:table-cell table:style-name="ce1" office:value-type="string" calcext:value-type="string">
            <text:p>X Carriage Back Half</text:p>
          </table:table-cell>
          <table:table-cell table:style-name="ce3" office:value-type="string" calcext:value-type="string">
            <text:p>This is smaller than the other homing switch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#4-1/2" Wood screw</text:p>
          </table:table-cell>
          <table:table-cell table:style-name="ce1" office:value-type="string" calcext:value-type="string">
            <text:p>X Carriage Back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5015 12V Blower</text:p>
          </table:table-cell>
          <table:table-cell table:style-name="ce1" office:value-type="string" calcext:value-type="string">
            <text:p>X Carriage Back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20 FHCS</text:p>
          </table:table-cell>
          <table:table-cell table:style-name="ce1" office:value-type="string" calcext:value-type="string">
            <text:p>X Carriage Back Half</text:p>
          </table:table-cell>
          <table:table-cell table:style-name="ce3" office:value-type="string" calcext:value-type="string">
            <text:p>Phillips or hex is your choice . M3x20 SHCS may work but may rub in back of machine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X Carriage Back Half</text:p>
          </table:table-cell>
          <table:table-cell table:style-name="ce3" office:value-type="string" calcext:value-type="string">
            <text:p>Nut trap for blower duct, and blower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X Carriage Back Half</text:p>
          </table:table-cell>
          <table:table-cell table:style-name="ce3" office:value-type="string" calcext:value-type="string">
            <text:p>Nut Traps for front half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35 SHCS</text:p>
          </table:table-cell>
          <table:table-cell table:style-name="ce1" office:value-type="string" calcext:value-type="string">
            <text:p>X Carriage Back Half</text:p>
          </table:table-cell>
          <table:table-cell table:style-name="ce3" office:value-type="string" calcext:value-type="string">
            <text:p>Belt tension adjustment screw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X Carriage Adjustable Belt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Belt Clamp</text:p>
          </table:table-cell>
          <table:table-cell table:style-name="ce1" office:value-type="string" calcext:value-type="string">
            <text:p>X Carriage Adjustable Belt Clamp</text:p>
          </table:table-cell>
          <table:table-cell table:style-name="ce3" office:value-type="string" calcext:value-type="string">
            <text:p>The belt presses into a slo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Belt Clamp Mirror</text:p>
          </table:table-cell>
          <table:table-cell table:style-name="ce1" office:value-type="string" calcext:value-type="string">
            <text:p>X Carriage Adjustable Belt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35 SHCS</text:p>
          </table:table-cell>
          <table:table-cell table:style-name="ce1" office:value-type="string" calcext:value-type="string">
            <text:p>X Carriage Adjustable Belt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X Fixed belt clamp (ribbed plate with single hole)</text:p>
          </table:table-cell>
          <table:table-cell table:style-name="ce1" office:value-type="string" calcext:value-type="string">
            <text:p>X Carriage Fixed Belt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x16 SHCS</text:p>
          </table:table-cell>
          <table:table-cell table:style-name="ce1" office:value-type="string" calcext:value-type="string">
            <text:p>X Carriage Fixed Belt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X carriage front half</text:p>
          </table:table-cell>
          <table:table-cell table:style-name="ce1" office:value-type="string" calcext:value-type="string">
            <text:p>X Carriage Front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3x25 SHCS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These hold front/back together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Nut trap for hotend clamp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tepper Motor 40mm long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Extruder motor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x10 FHCS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Phillips or socket is your choice. The material is not thick enough for a standard socket head screw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ilament Drive Gear (6mm hobb diameter)</text:p>
          </table:table-cell>
          <table:table-cell table:style-name="ce1" office:value-type="string" calcext:value-type="string">
            <text:p>X Carriage Front Half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4 inch nylon zip tie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Mount to linear bearing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Hotend Clamp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Hold thermistor in plac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X Carriage Front Half</text:p>
          </table:table-cell>
          <table:table-cell table:style-name="ce3" office:value-type="string" calcext:value-type="string">
            <text:p>Nut trap for hotend clamp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Blower Duct</text:p>
          </table:table-cell>
          <table:table-cell table:style-name="ce1" office:value-type="string" calcext:value-type="string">
            <text:p>X Carriage Duc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0 SHCS</text:p>
          </table:table-cell>
          <table:table-cell table:style-name="ce1" office:value-type="string" calcext:value-type="string">
            <text:p>X Carriage Duc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Hotend Clamp</text:p>
          </table:table-cell>
          <table:table-cell table:style-name="ce1" office:value-type="string" calcext:value-type="string">
            <text:p>Hotend Clamp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20 SHCS</text:p>
          </table:table-cell>
          <table:table-cell table:style-name="ce1" office:value-type="string" calcext:value-type="string">
            <text:p>Hotend Clamp</text:p>
          </table:table-cell>
          <table:table-cell table:style-name="ce3" office:value-type="string" calcext:value-type="string">
            <text:p><text:s/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Plate</text:p>
          </table:table-cell>
          <table:table-cell table:style-name="ce1" office:value-type="string" calcext:value-type="string">
            <text:p>Extruder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Extruder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4 inch nylon zip tie</text:p>
          </table:table-cell>
          <table:table-cell table:style-name="ce1" office:value-type="string" calcext:value-type="string">
            <text:p>Extruder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rge filament Guide Tube (approx 1/4" OD) maybe 18" long max</text:p>
          </table:table-cell>
          <table:table-cell table:style-name="ce1" office:value-type="string" calcext:value-type="string">
            <text:p>Extruder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Extruder Idler Lever Arm</text:p>
          </table:table-cell>
          <table:table-cell table:style-name="ce1" office:value-type="string" calcext:value-type="string">
            <text:p>Extruder Lever Arm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x16 SHCS</text:p>
          </table:table-cell>
          <table:table-cell table:style-name="ce1" office:value-type="string" calcext:value-type="string">
            <text:p>Extruder Lever Arm</text:p>
          </table:table-cell>
          <table:table-cell table:style-name="ce3" office:value-type="string" calcext:value-type="string">
            <text:p>Pivo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608 Bearing</text:p>
          </table:table-cell>
          <table:table-cell table:style-name="ce1" office:value-type="string" calcext:value-type="string">
            <text:p>Extruder Lever Arm</text:p>
          </table:table-cell>
          <table:table-cell table:style-name="ce3" office:value-type="string" calcext:value-type="string">
            <text:p>Filament idler bear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5x10 SHCS</text:p>
          </table:table-cell>
          <table:table-cell table:style-name="ce1" office:value-type="string" calcext:value-type="string">
            <text:p>Extruder Lever Arm</text:p>
          </table:table-cell>
          <table:table-cell table:style-name="ce3" office:value-type="string" calcext:value-type="string">
            <text:p>Screws into printed part, holds idler bearing in plac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5 Flat Washer</text:p>
          </table:table-cell>
          <table:table-cell table:style-name="ce1" office:value-type="string" calcext:value-type="string">
            <text:p>Extruder Lever Arm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x45 SHCS</text:p>
          </table:table-cell>
          <table:table-cell table:style-name="ce1" office:value-type="string" calcext:value-type="string">
            <text:p>Extruder Tension Adjustment Bol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rinted Extruder Idler Pivot</text:p>
          </table:table-cell>
          <table:table-cell table:style-name="ce1" office:value-type="string" calcext:value-type="string">
            <text:p>Extruder Tension Adjustment Bol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4 Flat Washer</text:p>
          </table:table-cell>
          <table:table-cell table:style-name="ce1" office:value-type="string" calcext:value-type="string">
            <text:p>Extruder Tension Adjustment Bolt</text:p>
          </table:table-cell>
          <table:table-cell table:style-name="ce3" office:value-type="string" calcext:value-type="string">
            <text:p>Large enough to keep spring on bol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xtruder Spring</text:p>
          </table:table-cell>
          <table:table-cell table:style-name="ce1" office:value-type="string" calcext:value-type="string">
            <text:p>Extruder Tension Adjustment Bol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Extruder Tension Adjustment Bol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3d V6 Lite</text:p>
          </table:table-cell>
          <table:table-cell table:style-name="ce1" office:value-type="string" calcext:value-type="string">
            <text:p>Hotend Assembly</text:p>
          </table:table-cell>
          <table:table-cell table:style-name="ce3" office:value-type="string" calcext:value-type="string">
            <text:p>Includes thermistor, heater cartridge, 30mm fan, duct for fins, and PTFE tubing sticking out about 3 inches of groove mount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Z Idler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Z Top Rod Holder</text:p>
          </table:table-cell>
          <table:table-cell table:style-name="ce3" office:value-type="string" calcext:value-type="string">
            <text:p>Through back plan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624 bearing for belt idler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4 Flat Washer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4 Hex Nut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4x20 SHCS</text:p>
          </table:table-cell>
          <table:table-cell table:style-name="ce1" office:value-type="string" calcext:value-type="string">
            <text:p>Z Top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Z motor Mount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8mm hardened smooth rod, 173mm length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tepper Motor 40mm long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x10 SHCS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T-2 Pulley 20 teeth 5mm bore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Bottom Rod Holder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Z Bottom Rod Holder</text:p>
          </table:table-cell>
          <table:table-cell table:style-name="ce3" office:value-type="string" calcext:value-type="string">
            <text:p>4 through bottom, 2 through back of fram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Z homing switch mount</text:p>
          </table:table-cell>
          <table:table-cell table:style-name="ce1" office:value-type="string" calcext:value-type="string">
            <text:p>Z Homing Switch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oming Switch SS-5GL</text:p>
          </table:table-cell>
          <table:table-cell table:style-name="ce1" office:value-type="string" calcext:value-type="string">
            <text:p>Z Homing Switch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#4-1/2" Wood Screw</text:p>
          </table:table-cell>
          <table:table-cell table:style-name="ce1" office:value-type="string" calcext:value-type="string">
            <text:p>Z Homing Switch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Homing Switch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25 SHCS</text:p>
          </table:table-cell>
          <table:table-cell table:style-name="ce1" office:value-type="string" calcext:value-type="string">
            <text:p>Z Homing Switch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Z Carriage Back</text:p>
          </table:table-cell>
          <table:table-cell table:style-name="ce1" office:value-type="string" calcext:value-type="string">
            <text:p>Z Carriag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Lasercut Z Carriage Side</text:p>
          </table:table-cell>
          <table:table-cell table:style-name="ce1" office:value-type="string" calcext:value-type="string">
            <text:p>Z Carriag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Z Carriage Top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This has slots to fit into the side piec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Print Bed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This has 3 holes. They need to be drilled countersunk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rinted Z Bearing Holder</text:p>
          </table:table-cell>
          <table:table-cell table:style-name="ce1" office:value-type="string" calcext:value-type="string">
            <text:p>Z Carriag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Z Belt Holder</text:p>
          </table:table-cell>
          <table:table-cell table:style-name="ce1" office:value-type="string" calcext:value-type="string">
            <text:p>Z Carriag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LM8LUU Linear Bearing 8x15x45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4 of LM8UU is fin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Inside nut traps on printed part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Go into printed part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6 SHCS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Z Homging Switch Adjustment moun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3x30 FHCS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Bed-level adjustmen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Captive in side lasercut piec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Through Z top plate into side lasercut piec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xtruder Spring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Bed-level adjustmen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rinted Thumb Nut Adapter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Bed-level adjustmen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Bed level adjustment, and holding bed screws in plac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ainters Tape, approx 5 inches square</text:p>
          </table:table-cell>
          <table:table-cell table:style-name="ce1" office:value-type="string" calcext:value-type="string">
            <text:p>Z Carriage</text:p>
          </table:table-cell>
          <table:table-cell table:style-name="ce3" office:value-type="string" calcext:value-type="string">
            <text:p>Print surfac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1" office:value-type="string" calcext:value-type="string">
            <text:p>GT-2 Belt length in meters</text:p>
          </table:table-cell>
          <table:table-cell table:style-name="ce1" office:value-type="string" calcext:value-type="string">
            <text:p>Z Carriag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Z Homing Switch Adjust</text:p>
          </table:table-cell>
          <table:table-cell table:style-name="ce1" office:value-type="string" calcext:value-type="string">
            <text:p>Z Carriage Homing Adjus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x20 SHCS</text:p>
          </table:table-cell>
          <table:table-cell table:style-name="ce1" office:value-type="string" calcext:value-type="string">
            <text:p>Z Carriage Homing Adjus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xtruder Spring</text:p>
          </table:table-cell>
          <table:table-cell table:style-name="ce1" office:value-type="string" calcext:value-type="string">
            <text:p>Z Carriage Homing Adjus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Z Carriage Homing Adjus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4 Flat Washer</text:p>
          </table:table-cell>
          <table:table-cell table:style-name="ce1" office:value-type="string" calcext:value-type="string">
            <text:p>Z Carriage Homing Adjus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top plate</text:p>
          </table:table-cell>
          <table:table-cell table:style-name="ce1" office:value-type="string" calcext:value-type="string">
            <text:p>Top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Top Plate</text:p>
          </table:table-cell>
          <table:table-cell table:style-name="ce3" office:value-type="string" calcext:value-type="string">
            <text:p>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back plate</text:p>
          </table:table-cell>
          <table:table-cell table:style-name="ce1" office:value-type="string" calcext:value-type="string">
            <text:p>Back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Back Plate</text:p>
          </table:table-cell>
          <table:table-cell table:style-name="ce3" office:value-type="string" calcext:value-type="string">
            <text:p>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Back Plate</text:p>
          </table:table-cell>
          <table:table-cell table:style-name="ce3" office:value-type="string" calcext:value-type="string">
            <text:p>Into other panel 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Spool Holder</text:p>
          </table:table-cell>
          <table:table-cell table:style-name="ce1" office:value-type="string" calcext:value-type="string">
            <text:p>Back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Power Jack Mount</text:p>
          </table:table-cell>
          <table:table-cell table:style-name="ce1" office:value-type="string" calcext:value-type="string">
            <text:p>Power Jack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anel Mount Barrel Jack Cable</text:p>
          </table:table-cell>
          <table:table-cell table:style-name="ce1" office:value-type="string" calcext:value-type="string">
            <text:p>Power Jack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Power Jack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Power Jack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Filament Guide Mount</text:p>
          </table:table-cell>
          <table:table-cell table:style-name="ce1" office:value-type="string" calcext:value-type="string">
            <text:p>Filament Guide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4 inch nylon zip tie</text:p>
          </table:table-cell>
          <table:table-cell table:style-name="ce1" office:value-type="string" calcext:value-type="string">
            <text:p>Filament Guide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Filament Guide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Filament Guide Mount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Left Plate</text:p>
          </table:table-cell>
          <table:table-cell table:style-name="ce1" office:value-type="string" calcext:value-type="string">
            <text:p>Left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Left Plate</text:p>
          </table:table-cell>
          <table:table-cell table:style-name="ce3" office:value-type="string" calcext:value-type="string">
            <text:p>Into other panel 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Right Plate</text:p>
          </table:table-cell>
          <table:table-cell table:style-name="ce1" office:value-type="string" calcext:value-type="string">
            <text:p>Right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Right Plate</text:p>
          </table:table-cell>
          <table:table-cell table:style-name="ce3" office:value-type="string" calcext:value-type="string">
            <text:p>Into other panel 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rboard electronics</text:p>
          </table:table-cell>
          <table:table-cell table:style-name="ce1" office:value-type="string" calcext:value-type="string">
            <text:p>Right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Electronics Spacers 2mm tall</text:p>
          </table:table-cell>
          <table:table-cell table:style-name="ce1" office:value-type="string" calcext:value-type="string">
            <text:p>Right Plate</text:p>
          </table:table-cell>
          <table:table-cell table:style-name="ce3" office:value-type="string" calcext:value-type="string">
            <text:p>Printrboar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 Nylon Lock Nut</text:p>
          </table:table-cell>
          <table:table-cell table:style-name="ce1" office:value-type="string" calcext:value-type="string">
            <text:p>Right Plate</text:p>
          </table:table-cell>
          <table:table-cell table:style-name="ce3" office:value-type="string" calcext:value-type="string">
            <text:p>Printrboar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x20 SHCS</text:p>
          </table:table-cell>
          <table:table-cell table:style-name="ce1" office:value-type="string" calcext:value-type="string">
            <text:p>Right Plate</text:p>
          </table:table-cell>
          <table:table-cell table:style-name="ce3" office:value-type="string" calcext:value-type="string">
            <text:p>Printrboar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Bottom Plate</text:p>
          </table:table-cell>
          <table:table-cell table:style-name="ce1" office:value-type="string" calcext:value-type="string">
            <text:p>Bottom Plate</text:p>
          </table:table-cell>
          <table:table-cell table:style-name="ce3" office:value-type="string" calcext:value-type="string">
            <text:p>Into ends of extrus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Bottom Plate</text:p>
          </table:table-cell>
          <table:table-cell table:style-name="ce3" office:value-type="string" calcext:value-type="string">
            <text:p>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dhesive rubber foot</text:p>
          </table:table-cell>
          <table:table-cell table:style-name="ce1" office:value-type="string" calcext:value-type="string">
            <text:p>Bottom Plate</text:p>
          </table:table-cell>
          <table:table-cell table:style-name="ce3" office:value-type="string" calcext:value-type="string">
            <text:p>Must be over 8mm tall. The foot should be adhesive to the bottom plate not to the thin laser edg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asercut Front Plate</text:p>
          </table:table-cell>
          <table:table-cell table:style-name="ce1" office:value-type="string" calcext:value-type="string">
            <text:p>Front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x12 SHCS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Into other panel 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epRapDiscount Smart Controller (20x4 Text)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LC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 Nylon Lock Nut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LC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rinted LCD Spacer (10mm)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LC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ed LCD Knob</text:p>
          </table:table-cell>
          <table:table-cell table:style-name="ce1" office:value-type="string" calcext:value-type="string">
            <text:p>Front Plate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3x25 SHCS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LCD Mount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3 Hex Nut</text:p>
          </table:table-cell>
          <table:table-cell table:style-name="ce1" office:value-type="string" calcext:value-type="string">
            <text:p>Front Plate</text:p>
          </table:table-cell>
          <table:table-cell table:style-name="ce3" office:value-type="string" calcext:value-type="string">
            <text:p>Nut Trap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rintrboard LCD+fans PCB</text:p>
          </table:table-cell>
          <table:table-cell table:style-name="ce1" office:value-type="string" calcext:value-type="string">
            <text:p>Printrboard add-on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mosfet]</text:p>
          </table:table-cell>
          <table:table-cell table:style-name="ce1" office:value-type="string" calcext:value-type="string">
            <text:p>Printrboard add-on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diode]</text:p>
          </table:table-cell>
          <table:table-cell table:style-name="ce1" office:value-type="string" calcext:value-type="string">
            <text:p>Printrboard add-on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[connectors?]</text:p>
          </table:table-cell>
          <table:table-cell table:style-name="ce1" office:value-type="string" calcext:value-type="string">
            <text:p>Printrboard add-on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llen Key Set</text:p>
          </table:table-cell>
          <table:table-cell table:style-name="ce1" office:value-type="string" calcext:value-type="string">
            <text:p>Tool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pool of PLA filament, 1.75mm diameter</text:p>
          </table:table-cell>
          <table:table-cell table:style-name="ce1" office:value-type="string" calcext:value-type="string">
            <text:p>Tool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USB A to Micro B cable</text:p>
          </table:table-cell>
          <table:table-cell table:style-name="ce1" office:value-type="string" calcext:value-type="string">
            <text:p>Tool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V 6A power supply</text:p>
          </table:table-cell>
          <table:table-cell table:style-name="ce1" office:value-type="string" calcext:value-type="string">
            <text:p>Electronics</text:p>
          </table:table-cell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1" table:number-rows-repeated="968">
          <table:table-cell table:style-name="ce1" table:number-columns-repeated="3"/>
          <table:table-cell table:style-name="ce3"/>
          <table:table-cell table:style-name="ce1" table:number-columns-repeated="22"/>
          <table:table-cell table:number-columns-repeated="998"/>
        </table:table-row>
        <table:table-row table:style-name="ro2" table:number-rows-repeated="1047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 by Part" table:style-name="ta2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Part Name</text:p>
          </table:table-cell>
          <table:table-cell table:style-name="ce1" office:value-type="string" calcext:value-type="string">
            <text:p>Qty Required</text:p>
          </table:table-cell>
          <table:table-cell table:style-name="ce6" office:value-type="string" calcext:value-type="string">
            <text:p>Source</text:p>
          </table:table-cell>
          <table:table-cell table:style-name="ce8" office:value-type="string" calcext:value-type="string">
            <text:p>Price</text:p>
          </table:table-cell>
          <table:table-cell table:style-name="ce6" office:value-type="string" calcext:value-type="string">
            <text:p>Qty</text:p>
          </table:table-cell>
          <table:table-cell table:style-name="ce1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Top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Bottom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Back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Front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Left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Right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Z Carriage Back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Z Carriage Side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Z Carriage Top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sercut Print Be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Top Corner for Idler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Bottom Corner for Idler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Top Corner for Pulley (has bearing indent)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pulley spacer (shorter)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pulley spacer (longer)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Left X en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Right X en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X End Bearing Spac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Back Half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Belt Clamp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Belt Clamp Mirro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X Fixed belt clamp (ribbed plate with single hole)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X carriage front half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Hotend Clamp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Blower Duc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Plate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Idler Lever Arm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Extruder Idler Pivot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Idl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motor Moun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homing switch moun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Bearing Holder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Belt Hold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Thumb Nut Adapter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Z Homing Switch Adjus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Power Jack Moun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Filament Guide Mount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Spool Hold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LCD Spacer (10mm)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ed LCD Knob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ilament Drive Gear (6mm hobb diameter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robotdigg.com/product/242/MK8-Filament-Drive-Gear" xlink:type="simple">http://www.robotdigg.com/product/242/MK8-Filament-Drive-Gear</text:a></text:p>
          </table:table-cell>
          <table:table-cell table:style-name="ce10" office:value-type="float" office:value="3" calcext:value-type="float">
            <text:p>$3.0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oming Switch SS-5GL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://www.robotdigg.com/product/141/Endstop,-Snap-Action-Limit-Switch-SS-5GL" xlink:type="simple">http://www.robotdigg.com/product/141/Endstop,-Snap-Action-Limit-Switch-SS-5GL</text:a></text:p>
          </table:table-cell>
          <table:table-cell table:style-name="ce10" office:value-type="float" office:value="0.6" calcext:value-type="float">
            <text:p>$0.6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No wi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ming Switch - Small D2F-01L-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digikey.com/product-detail/en/D2F01LD3/Z5203-ND/1811799" xlink:type="simple">http://www.digikey.com/product-detail/en/D2F01LD3/Z5203-ND/1811799</text:a></text:p>
          </table:table-cell>
          <table:table-cell table:style-name="ce10" office:value-type="float" office:value="20.5" calcext:value-type="float">
            <text:p>$20.5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-D3 is for soldering leads on. Without extension is intended for PCB and is .25 to .50 cheap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epper Motor 40mm lo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://www.robotdigg.com/product/7/NEMA17-Stepper-Motor-40mm-Long,-1.2A" xlink:type="simple">http://www.robotdigg.com/product/7/NEMA17-Stepper-Motor-40mm-Long,-1.2A</text:a></text:p>
          </table:table-cell>
          <table:table-cell table:style-name="ce10" office:value-type="float" office:value="6.8" calcext:value-type="float">
            <text:p>$6.8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608 Bearing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robotdigg.com/product/12/608ZZ-Ball-Bearing" xlink:type="simple">http://www.robotdigg.com/product/12/608ZZ-Ball-Bearing</text:a></text:p>
          </table:table-cell>
          <table:table-cell table:style-name="ce10" office:value-type="float" office:value="0.3" calcext:value-type="float">
            <text:p>$0.3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625 Bearing 5x16x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://www.robotdigg.com/product/63/625ZZ+Ball+Bearing" xlink:type="simple">http://www.robotdigg.com/product/63/625ZZ+Ball+Bearing</text:a></text:p>
          </table:table-cell>
          <table:table-cell table:style-name="ce10" office:value-type="float" office:value="4" calcext:value-type="float">
            <text:p>$4.0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T-2 Belt length in meters</text:p>
          </table:table-cell>
          <table:table-cell table:style-name="ce2" office:value-type="float" office:value="2.9" calcext:value-type="float">
            <text:p>2.9</text:p>
          </table:table-cell>
          <table:table-cell table:style-name="ce7" office:value-type="string" calcext:value-type="string">
            <text:p><text:a xlink:href="http://www.robotdigg.com/product/10/Open-Ended-6mm-Width-GT2-Belt" xlink:type="simple">http://www.robotdigg.com/product/10/Open-Ended-6mm-Width-GT2-Belt</text:a></text:p>
          </table:table-cell>
          <table:table-cell table:style-name="ce10" office:value-type="float" office:value="1.8" calcext:value-type="float">
            <text:p>$1.8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old by me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40mm GT2 closed loop belt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://www.robotdigg.com/product/88/140mm,+150mm+OR+154mm+2GT-6+endless+belt" xlink:type="simple">http://www.robotdigg.com/product/88/140mm,+150mm+OR+154mm+2GT-6+endless+belt</text:a></text:p>
          </table:table-cell>
          <table:table-cell table:style-name="ce10" office:value-type="float" office:value="0.35" calcext:value-type="float">
            <text:p>$0.35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M8LUU Linear Bearing 8x15x4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://www.robotdigg.com/product/302/LM8LUU+8*15*45+Linear+Bearing" xlink:type="simple">http://www.robotdigg.com/product/302/LM8LUU+8*15*45+Linear+Bearing</text:a></text:p>
          </table:table-cell>
          <table:table-cell table:style-name="ce10" office:value-type="float" office:value="1" calcext:value-type="float">
            <text:p>$1.0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M8SUU Linear Bearing 8x15x1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://www.robotdigg.com/product/477/LMS8UU+Short+Linear+Bearing" xlink:type="simple">http://www.robotdigg.com/product/477/LMS8UU+Short+Linear+Bearing</text:a></text:p>
          </table:table-cell>
          <table:table-cell table:style-name="ce10" office:value-type="float" office:value="0.6" calcext:value-type="float">
            <text:p>$0.6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T-2 Pulley 20 teeth 5mm bore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://www.robotdigg.com/product/9/GT2-Pulley-20-Teeth-5mm-Bore" xlink:type="simple">http://www.robotdigg.com/product/9/GT2-Pulley-20-Teeth-5mm-Bore</text:a></text:p>
          </table:table-cell>
          <table:table-cell table:style-name="ce10" office:value-type="float" office:value="1.8" calcext:value-type="float">
            <text:p>$1.8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5015 12V Blow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robotdigg.com/product/194/5015+12V+Blow+Fan" xlink:type="simple">http://www.robotdigg.com/product/194/5015+12V+Blow+Fan</text:a></text:p>
          </table:table-cell>
          <table:table-cell table:style-name="ce10" office:value-type="float" office:value="1.4" calcext:value-type="float">
            <text:p>$1.4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0.1A ver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3d V6 Lit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filastruder.com/products/lite6" xlink:type="simple">http://www.filastruder.com/products/lite6</text:a></text:p>
          </table:table-cell>
          <table:table-cell table:style-name="ce10" office:value-type="float" office:value="35" calcext:value-type="float">
            <text:p>$35.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.75mm 12V Direct version still comes with enough bowden tub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intrboard 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ntrboard to barrel jack adapter cable</text:p>
          </table:table-cell>
          <table:table-cell table:style-name="ce5" office:value-type="float" office:value="0" calcext:value-type="float">
            <text:p>0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12V 6A power supply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9"/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epRapDiscount Smart Controller (20x4 Text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robotdigg.com/product/122/RAMPS+LCD2004+with+SD+Socket" xlink:type="simple">http://www.robotdigg.com/product/122/RAMPS+LCD2004+with+SD+Socket</text:a></text:p>
          </table:table-cell>
          <table:table-cell table:style-name="ce10" office:value-type="float" office:value="10.8" calcext:value-type="float">
            <text:p>$10.8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oor assembly quality and encod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mm hardened smooth rod, 173mm length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isumi PSFJ8-173</text:p>
          </table:table-cell>
          <table:table-cell table:style-name="ce10" office:value-type="float" office:value="6.7" calcext:value-type="float">
            <text:p>$6.7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ard chrom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mm shaft, 100mm long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://www.amazon.com/Helicopter-100mm-Ground-Shaft-Round/dp/B00NQ9NBWQ/" xlink:type="simple">http://www.amazon.com/Helicopter-100mm-Ground-Shaft-Round/dp/B00NQ9NBWQ/</text:a></text:p>
          </table:table-cell>
          <table:table-cell table:style-name="ce10" office:value-type="float" office:value="9" calcext:value-type="float">
            <text:p>$9.0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xtruder Spring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http://www.mcmaster.com/nav/enter.asp?partnum=9657K274" xlink:type="simple">http://www.mcmaster.com/nav/enter.asp?partnum=9657K274</text:a></text:p>
          </table:table-cell>
          <table:table-cell table:style-name="ce10" office:value-type="float" office:value="9.8" calcext:value-type="float">
            <text:p>$9.80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llen Key S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robotdigg.com/product/128/1.5,-2,-2.5,-3,-4-size-allen-key-with-ball-head-in-pack" xlink:type="simple">http://www.robotdigg.com/product/128/1.5,-2,-2.5,-3,-4-size-allen-key-with-ball-head-in-pack</text:a></text:p>
          </table:table-cell>
          <table:table-cell table:style-name="ce10" office:value-type="float" office:value="2" calcext:value-type="float">
            <text:p>$2.0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4 inch nylon zip tie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://www.robotdigg.com/product/127/Nylon-Cable-Ties-2.5*100mm-100pcs-n-3.6*200mm-100pcs-Pack" xlink:type="simple">http://www.robotdigg.com/product/127/Nylon-Cable-Ties-2.5*100mm-100pcs-n-3.6*200mm-100pcs-Pack</text:a></text:p>
          </table:table-cell>
          <table:table-cell table:style-name="ce10" office:value-type="float" office:value="1.8" calcext:value-type="float">
            <text:p>$1.8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Probably should specify 2.5 or 3.6mm width when order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SB A to Micro B cabl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://www.monoprice.com/Product?c_id=103&amp;cp_id=10303&amp;cs_id=1030307&amp;p_id=4867&amp;seq=1&amp;format=2" xlink:type="simple">http://www.monoprice.com/Product?c_id=103&amp;cp_id=10303&amp;cs_id=1030307&amp;p_id=4867&amp;seq=1&amp;format=2</text:a></text:p>
          </table:table-cell>
          <table:table-cell table:style-name="ce10" office:value-type="float" office:value="0.74" calcext:value-type="float">
            <text:p>$0.74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pool of PLA filament, 1.75mm diamet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0" office:value-type="float" office:value="30" calcext:value-type="float">
            <text:p>$30.0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69" xlink:type="simple">https://www.boltdepot.com/Product-Details.aspx?product=6369</text:a></text:p>
          </table:table-cell>
          <table:table-cell table:style-name="ce10" office:value-type="float" office:value="6.13" calcext:value-type="float">
            <text:p>$6.13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6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0" xlink:type="simple">https://www.boltdepot.com/Product-Details.aspx?product=6370</text:a></text:p>
          </table:table-cell>
          <table:table-cell table:style-name="ce10" office:value-type="float" office:value="6.44" calcext:value-type="float">
            <text:p>$6.44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8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1" xlink:type="simple">https://www.boltdepot.com/Product-Details.aspx?product=6371</text:a></text:p>
          </table:table-cell>
          <table:table-cell table:style-name="ce10" office:value-type="float" office:value="6.5" calcext:value-type="float">
            <text:p>$6.5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1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2" xlink:type="simple">https://www.boltdepot.com/Product-Details.aspx?product=6372</text:a></text:p>
          </table:table-cell>
          <table:table-cell table:style-name="ce10" office:value-type="float" office:value="7.28" calcext:value-type="float">
            <text:p>$7.2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12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3" xlink:type="simple">https://www.boltdepot.com/Product-Details.aspx?product=6373</text:a></text:p>
          </table:table-cell>
          <table:table-cell table:style-name="ce10" office:value-type="float" office:value="9.09" calcext:value-type="float">
            <text:p>$9.0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16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4" xlink:type="simple">https://www.boltdepot.com/Product-Details.aspx?product=6374</text:a></text:p>
          </table:table-cell>
          <table:table-cell table:style-name="ce10" office:value-type="float" office:value="10.53" calcext:value-type="float">
            <text:p>$10.53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x2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5" xlink:type="simple">https://www.boltdepot.com/Product-Details.aspx?product=6375</text:a></text:p>
          </table:table-cell>
          <table:table-cell table:style-name="ce10" office:value-type="float" office:value="11.7" calcext:value-type="float">
            <text:p>$11.7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 Flat Washe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Units=Metric&amp;Category=Washers&amp;Subcategory=Flat_washers&amp;Material=Stainless_steel&amp;Plating=&amp;Grade=18--8&amp;Finish=&amp;Extra_thick=&amp;Size=2.5mm&amp;nv=rel" xlink:type="simple">https://www.boltdepot.com/Product-Details.aspx?Units=Metric&amp;Category=Washers&amp;Subcategory=Flat_washers&amp;Material=Stainless_steel&amp;Plating=&amp;Grade=18--8&amp;Finish=&amp;Extra_thick=&amp;Size=2.5mm&amp;nv=rel</text:a></text:p>
          </table:table-cell>
          <table:table-cell table:style-name="ce10" office:value-type="float" office:value="1.05" calcext:value-type="float">
            <text:p>$1.0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2.5 Hext Nu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Units=Metric&amp;Category=Nuts&amp;Subcategory=Hex_nuts&amp;Dimensional_standard=&amp;Material=Stainless_steel&amp;Plating=&amp;Grade=18--8&amp;Finish=&amp;Thread_direction=Right_hand&amp;Thread_density=Coarse&amp;Diameter=2.5mm&amp;Thread_pitch=0.45mm&amp;nv=rel" xlink:type="simple">https://www.boltdepot.com/Product-Details.aspx?Units=Metric&amp;Category=Nuts&amp;Subcategory=Hex_nuts&amp;Dimensional_standard=&amp;Material=Stainless_steel&amp;Plating=&amp;Grade=18--8&amp;Finish=&amp;Thread_direction=Right_hand&amp;Thread_density=Coarse&amp;Diameter=2.5mm&amp;Thread_pitch=0.45mm&amp;nv=rel</text:a></text:p>
          </table:table-cell>
          <table:table-cell table:style-name="ce10" office:value-type="float" office:value="1.75" calcext:value-type="float">
            <text:p>$1.7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8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79" xlink:type="simple">https://www.boltdepot.com/Product-Details.aspx?product=6379</text:a></text:p>
          </table:table-cell>
          <table:table-cell table:style-name="ce10" office:value-type="float" office:value="3.6" calcext:value-type="float">
            <text:p>$3.6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10 SHCS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https://www.boltdepot.com/Product-Details.aspx?product=6380" xlink:type="simple">https://www.boltdepot.com/Product-Details.aspx?product=6380</text:a></text:p>
          </table:table-cell>
          <table:table-cell table:style-name="ce10" office:value-type="float" office:value="3.78" calcext:value-type="float">
            <text:p>$3.7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12 SHCS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https://www.boltdepot.com/Product-Details.aspx?product=6381" xlink:type="simple">https://www.boltdepot.com/Product-Details.aspx?product=6381</text:a></text:p>
          </table:table-cell>
          <table:table-cell table:style-name="ce10" office:value-type="float" office:value="3.92" calcext:value-type="float">
            <text:p>$3.92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16 SHCS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s://www.boltdepot.com/Product-Details.aspx?product=6382" xlink:type="simple">https://www.boltdepot.com/Product-Details.aspx?product=6382</text:a></text:p>
          </table:table-cell>
          <table:table-cell table:style-name="ce10" office:value-type="float" office:value="3.97" calcext:value-type="float">
            <text:p>$3.9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20 SHCS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s://www.boltdepot.com/Product-Details.aspx?product=6383" xlink:type="simple">https://www.boltdepot.com/Product-Details.aspx?product=6383</text:a></text:p>
          </table:table-cell>
          <table:table-cell table:style-name="ce10" office:value-type="float" office:value="4.28" calcext:value-type="float">
            <text:p>$4.2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25 SHCS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https://www.boltdepot.com/Product-Details.aspx?product=6384" xlink:type="simple">https://www.boltdepot.com/Product-Details.aspx?product=6384</text:a></text:p>
          </table:table-cell>
          <table:table-cell table:style-name="ce10" office:value-type="float" office:value="5.16" calcext:value-type="float">
            <text:p>$5.1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3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85" xlink:type="simple">https://www.boltdepot.com/Product-Details.aspx?product=6385</text:a></text:p>
          </table:table-cell>
          <table:table-cell table:style-name="ce10" office:value-type="float" office:value="6.09" calcext:value-type="float">
            <text:p>$6.0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35 SHCS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s://www.boltdepot.com/Product-Details.aspx?product=6386" xlink:type="simple">https://www.boltdepot.com/Product-Details.aspx?product=6386</text:a></text:p>
          </table:table-cell>
          <table:table-cell table:style-name="ce10" office:value-type="float" office:value="9.29" calcext:value-type="float">
            <text:p>$9.2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4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87" xlink:type="simple">https://www.boltdepot.com/Product-Details.aspx?product=6387</text:a></text:p>
          </table:table-cell>
          <table:table-cell table:style-name="ce10" office:value-type="float" office:value="9.73" calcext:value-type="float">
            <text:p>$9.73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45 SHC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oltdepot.com/Product-Details.aspx?product=6388" xlink:type="simple">https://www.boltdepot.com/Product-Details.aspx?product=6388</text:a></text:p>
          </table:table-cell>
          <table:table-cell table:style-name="ce10" office:value-type="float" office:value="10.84" calcext:value-type="float">
            <text:p>$10.84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20 Flat Head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869" xlink:type="simple">https://www.boltdepot.com/Product-Details.aspx?product=6869</text:a></text:p>
          </table:table-cell>
          <table:table-cell table:style-name="ce10" office:value-type="float" office:value="5.55" calcext:value-type="float">
            <text:p>$5.5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25 Flat Head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870" xlink:type="simple">https://www.boltdepot.com/Product-Details.aspx?product=6870</text:a></text:p>
          </table:table-cell>
          <table:table-cell table:style-name="ce10" office:value-type="float" office:value="7.1" calcext:value-type="float">
            <text:p>$7.1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 Flat Washer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https://www.boltdepot.com/Product-Details.aspx?product=4513" xlink:type="simple">https://www.boltdepot.com/Product-Details.aspx?product=4513</text:a></text:p>
          </table:table-cell>
          <table:table-cell table:style-name="ce10" office:value-type="float" office:value="1.1" calcext:value-type="float">
            <text:p>$1.1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 Hex Nut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https://www.boltdepot.com/Product-Details.aspx?product=4773" xlink:type="simple">https://www.boltdepot.com/Product-Details.aspx?product=4773</text:a></text:p>
          </table:table-cell>
          <table:table-cell table:style-name="ce10" office:value-type="float" office:value="1.8" calcext:value-type="float">
            <text:p>$1.8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 Nylon Lock Nut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https://www.boltdepot.com/Product-Details.aspx?product=4792" xlink:type="simple">https://www.boltdepot.com/Product-Details.aspx?product=4792</text:a></text:p>
          </table:table-cell>
          <table:table-cell table:style-name="ce10" office:value-type="float" office:value="3.19" calcext:value-type="float">
            <text:p>$3.1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 Lock Washe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14836" xlink:type="simple">https://www.boltdepot.com/Product-Details.aspx?product=14836</text:a></text:p>
          </table:table-cell>
          <table:table-cell table:style-name="ce10" office:value-type="float" office:value="1.9" calcext:value-type="float">
            <text:p>$1.9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1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93" xlink:type="simple">https://www.boltdepot.com/Product-Details.aspx?product=6393</text:a></text:p>
          </table:table-cell>
          <table:table-cell table:style-name="ce10" office:value-type="float" office:value="4.92" calcext:value-type="float">
            <text:p>$4.92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12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94" xlink:type="simple">https://www.boltdepot.com/Product-Details.aspx?product=6394</text:a></text:p>
          </table:table-cell>
          <table:table-cell table:style-name="ce10" office:value-type="float" office:value="5.42" calcext:value-type="float">
            <text:p>$5.42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14 SHCS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https://www.boltdepot.com/Product-Details.aspx?product=6395" xlink:type="simple">https://www.boltdepot.com/Product-Details.aspx?product=6395</text:a></text:p>
          </table:table-cell>
          <table:table-cell table:style-name="ce10" office:value-type="float" office:value="5.78" calcext:value-type="float">
            <text:p>$5.7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16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96" xlink:type="simple">https://www.boltdepot.com/Product-Details.aspx?product=6396</text:a></text:p>
          </table:table-cell>
          <table:table-cell table:style-name="ce10" office:value-type="float" office:value="6.01" calcext:value-type="float">
            <text:p>$6.01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18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97" xlink:type="simple">https://www.boltdepot.com/Product-Details.aspx?product=6397</text:a></text:p>
          </table:table-cell>
          <table:table-cell table:style-name="ce10" office:value-type="float" office:value="8.66" calcext:value-type="float">
            <text:p>$8.6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20 SHC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oltdepot.com/Product-Details.aspx?product=6398" xlink:type="simple">https://www.boltdepot.com/Product-Details.aspx?product=6398</text:a></text:p>
          </table:table-cell>
          <table:table-cell table:style-name="ce10" office:value-type="float" office:value="7.21" calcext:value-type="float">
            <text:p>$7.21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2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399" xlink:type="simple">https://www.boltdepot.com/Product-Details.aspx?product=6399</text:a></text:p>
          </table:table-cell>
          <table:table-cell table:style-name="ce10" office:value-type="float" office:value="7.78" calcext:value-type="float">
            <text:p>$7.7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3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0" xlink:type="simple">https://www.boltdepot.com/Product-Details.aspx?product=6400</text:a></text:p>
          </table:table-cell>
          <table:table-cell table:style-name="ce10" office:value-type="float" office:value="9.57" calcext:value-type="float">
            <text:p>$9.5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3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1" xlink:type="simple">https://www.boltdepot.com/Product-Details.aspx?product=6401</text:a></text:p>
          </table:table-cell>
          <table:table-cell table:style-name="ce10" office:value-type="float" office:value="11.52" calcext:value-type="float">
            <text:p>$11.52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40 SHCS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oltdepot.com/Product-Details.aspx?product=6402" xlink:type="simple">https://www.boltdepot.com/Product-Details.aspx?product=6402</text:a></text:p>
          </table:table-cell>
          <table:table-cell table:style-name="ce10" office:value-type="float" office:value="12.73" calcext:value-type="float">
            <text:p>$12.73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45 SHCS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s://www.boltdepot.com/Product-Details.aspx?product=6403" xlink:type="simple">https://www.boltdepot.com/Product-Details.aspx?product=6403</text:a></text:p>
          </table:table-cell>
          <table:table-cell table:style-name="ce10" office:value-type="float" office:value="15.45" calcext:value-type="float">
            <text:p>$15.4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x5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4" xlink:type="simple">https://www.boltdepot.com/Product-Details.aspx?product=6404</text:a></text:p>
          </table:table-cell>
          <table:table-cell table:style-name="ce10" office:value-type="float" office:value="18.84" calcext:value-type="float">
            <text:p>$18.84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 Flat Washer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https://www.boltdepot.com/Product-Details.aspx?product=4514" xlink:type="simple">https://www.boltdepot.com/Product-Details.aspx?product=4514</text:a></text:p>
          </table:table-cell>
          <table:table-cell table:style-name="ce10" office:value-type="float" office:value="1.25" calcext:value-type="float">
            <text:p>$1.2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 Hex Nut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https://www.boltdepot.com/Product-Details.aspx?product=4774" xlink:type="simple">https://www.boltdepot.com/Product-Details.aspx?product=4774</text:a></text:p>
          </table:table-cell>
          <table:table-cell table:style-name="ce10" office:value-type="float" office:value="2.09" calcext:value-type="float">
            <text:p>$2.0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 Nylon Lock Nu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4793" xlink:type="simple">https://www.boltdepot.com/Product-Details.aspx?product=4793</text:a></text:p>
          </table:table-cell>
          <table:table-cell table:style-name="ce10" office:value-type="float" office:value="3.6" calcext:value-type="float">
            <text:p>$3.6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4 Lock Washe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14837" xlink:type="simple">https://www.boltdepot.com/Product-Details.aspx?product=14837</text:a></text:p>
          </table:table-cell>
          <table:table-cell table:style-name="ce10" office:value-type="float" office:value="2.06" calcext:value-type="float">
            <text:p>$2.0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8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6" xlink:type="simple">https://www.boltdepot.com/Product-Details.aspx?product=6406</text:a></text:p>
          </table:table-cell>
          <table:table-cell table:style-name="ce10" office:value-type="float" office:value="7.21" calcext:value-type="float">
            <text:p>$7.21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0 SHC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oltdepot.com/Product-Details.aspx?product=6407" xlink:type="simple">https://www.boltdepot.com/Product-Details.aspx?product=6407</text:a></text:p>
          </table:table-cell>
          <table:table-cell table:style-name="ce10" office:value-type="float" office:value="7.45" calcext:value-type="float">
            <text:p>$7.4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2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8" xlink:type="simple">https://www.boltdepot.com/Product-Details.aspx?product=6408</text:a></text:p>
          </table:table-cell>
          <table:table-cell table:style-name="ce10" office:value-type="float" office:value="7.6" calcext:value-type="float">
            <text:p>$7.6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6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09" xlink:type="simple">https://www.boltdepot.com/Product-Details.aspx?product=6409</text:a></text:p>
          </table:table-cell>
          <table:table-cell table:style-name="ce10" office:value-type="float" office:value="9.26" calcext:value-type="float">
            <text:p>$9.2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2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10" xlink:type="simple">https://www.boltdepot.com/Product-Details.aspx?product=6410</text:a></text:p>
          </table:table-cell>
          <table:table-cell table:style-name="ce10" office:value-type="float" office:value="10.58" calcext:value-type="float">
            <text:p>$10.58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2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11" xlink:type="simple">https://www.boltdepot.com/Product-Details.aspx?product=6411</text:a></text:p>
          </table:table-cell>
          <table:table-cell table:style-name="ce10" office:value-type="float" office:value="11.32" calcext:value-type="float">
            <text:p>$11.32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3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12" xlink:type="simple">https://www.boltdepot.com/Product-Details.aspx?product=6412</text:a></text:p>
          </table:table-cell>
          <table:table-cell table:style-name="ce10" office:value-type="float" office:value="14.27" calcext:value-type="float">
            <text:p>$14.2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3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13" xlink:type="simple">https://www.boltdepot.com/Product-Details.aspx?product=6413</text:a></text:p>
          </table:table-cell>
          <table:table-cell table:style-name="ce10" office:value-type="float" office:value="18.01" calcext:value-type="float">
            <text:p>$18.01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4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14" xlink:type="simple">https://www.boltdepot.com/Product-Details.aspx?product=6414</text:a></text:p>
          </table:table-cell>
          <table:table-cell table:style-name="ce10" office:value-type="float" office:value="21.26" calcext:value-type="float">
            <text:p>$21.2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45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52" xlink:type="simple">https://www.boltdepot.com/Product-Details.aspx?product=6452</text:a></text:p>
          </table:table-cell>
          <table:table-cell table:style-name="ce10" office:value-type="float" office:value="22.29" calcext:value-type="float">
            <text:p>$22.2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50 S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453" xlink:type="simple">https://www.boltdepot.com/Product-Details.aspx?product=6453</text:a></text:p>
          </table:table-cell>
          <table:table-cell table:style-name="ce10" office:value-type="float" office:value="28.15" calcext:value-type="float">
            <text:p>$28.1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 Flat Wash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oltdepot.com/Product-Details.aspx?Units=Metric&amp;Category=Washers&amp;Subcategory=Flat_washers&amp;Material=Stainless_steel&amp;Plating=&amp;Grade=18--8&amp;Finish=&amp;Extra_thick=&amp;Size=5mm&amp;nv=rel" xlink:type="simple">https://www.boltdepot.com/Product-Details.aspx?Units=Metric&amp;Category=Washers&amp;Subcategory=Flat_washers&amp;Material=Stainless_steel&amp;Plating=&amp;Grade=18--8&amp;Finish=&amp;Extra_thick=&amp;Size=5mm&amp;nv=rel</text:a></text:p>
          </table:table-cell>
          <table:table-cell table:style-name="ce10" office:value-type="float" office:value="1.75" calcext:value-type="float">
            <text:p>$1.7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 Hex Nu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Units=Metric&amp;Category=Nuts&amp;Subcategory=Hex_nuts&amp;Dimensional_standard=&amp;Material=Stainless_steel&amp;Plating=&amp;Grade=18--8&amp;Finish=&amp;Thread_direction=Right_hand&amp;Thread_density=Coarse&amp;Diameter=5mm&amp;Thread_pitch=0.8mm&amp;nv=rel" xlink:type="simple">https://www.boltdepot.com/Product-Details.aspx?Units=Metric&amp;Category=Nuts&amp;Subcategory=Hex_nuts&amp;Dimensional_standard=&amp;Material=Stainless_steel&amp;Plating=&amp;Grade=18--8&amp;Finish=&amp;Thread_direction=Right_hand&amp;Thread_density=Coarse&amp;Diameter=5mm&amp;Thread_pitch=0.8mm&amp;nv=rel</text:a></text:p>
          </table:table-cell>
          <table:table-cell table:style-name="ce10" office:value-type="float" office:value="2.79" calcext:value-type="float">
            <text:p>$2.7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 Nylon Lock Nu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4794" xlink:type="simple">https://www.boltdepot.com/Product-Details.aspx?product=4794</text:a></text:p>
          </table:table-cell>
          <table:table-cell table:style-name="ce10" office:value-type="float" office:value="4.19" calcext:value-type="float">
            <text:p>$4.1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 Lock Washe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Units=Metric&amp;Category=Washers&amp;Subcategory=High_collar_lock_washers&amp;Material=Stainless_steel&amp;Plating=&amp;Grade=18--8&amp;Finish=&amp;Extra_thick=&amp;Size=5mm&amp;nv=rel" xlink:type="simple">https://www.boltdepot.com/Product-Details.aspx?Units=Metric&amp;Category=Washers&amp;Subcategory=High_collar_lock_washers&amp;Material=Stainless_steel&amp;Plating=&amp;Grade=18--8&amp;Finish=&amp;Extra_thick=&amp;Size=5mm&amp;nv=rel</text:a></text:p>
          </table:table-cell>
          <table:table-cell table:style-name="ce10" office:value-type="float" office:value="2.56" calcext:value-type="float">
            <text:p>$2.5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8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1" xlink:type="simple">https://www.boltdepot.com/Product-Details.aspx?product=6631</text:a></text:p>
          </table:table-cell>
          <table:table-cell table:style-name="ce10" office:value-type="float" office:value="5.87" calcext:value-type="float">
            <text:p>$5.8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0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2" xlink:type="simple">https://www.boltdepot.com/Product-Details.aspx?product=6632</text:a></text:p>
          </table:table-cell>
          <table:table-cell table:style-name="ce10" office:value-type="float" office:value="6.07" calcext:value-type="float">
            <text:p>$6.0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2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3" xlink:type="simple">https://www.boltdepot.com/Product-Details.aspx?product=6633</text:a></text:p>
          </table:table-cell>
          <table:table-cell table:style-name="ce10" office:value-type="float" office:value="6.5" calcext:value-type="float">
            <text:p>$6.5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16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4" xlink:type="simple">https://www.boltdepot.com/Product-Details.aspx?product=6634</text:a></text:p>
          </table:table-cell>
          <table:table-cell table:style-name="ce10" office:value-type="float" office:value="7.26" calcext:value-type="float">
            <text:p>$7.2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20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5" xlink:type="simple">https://www.boltdepot.com/Product-Details.aspx?product=6635</text:a></text:p>
          </table:table-cell>
          <table:table-cell table:style-name="ce10" office:value-type="float" office:value="8.85" calcext:value-type="float">
            <text:p>$8.8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25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6" xlink:type="simple">https://www.boltdepot.com/Product-Details.aspx?product=6636</text:a></text:p>
          </table:table-cell>
          <table:table-cell table:style-name="ce10" office:value-type="float" office:value="10.61" calcext:value-type="float">
            <text:p>$10.61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5x30 BHC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oltdepot.com/Product-Details.aspx?product=6637" xlink:type="simple">https://www.boltdepot.com/Product-Details.aspx?product=6637</text:a></text:p>
          </table:table-cell>
          <table:table-cell table:style-name="ce10" office:value-type="float" office:value="13.15" calcext:value-type="float">
            <text:p>$13.1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#4-1/2" Wood screw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https://www.boltdepot.com/Product-Details.aspx?product=2470" xlink:type="simple">https://www.boltdepot.com/Product-Details.aspx?product=2470</text:a></text:p>
          </table:table-cell>
          <table:table-cell table:style-name="ce10" office:value-type="float" office:value="1.34" calcext:value-type="float">
            <text:p>$1.34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10 FHC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oltdepot.com/Product-Details.aspx?product=13251" xlink:type="simple">https://www.boltdepot.com/Product-Details.aspx?product=13251</text:a></text:p>
          </table:table-cell>
          <table:table-cell table:style-name="ce10" office:value-type="float" office:value="7.07" calcext:value-type="float">
            <text:p>$7.07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20 FHCS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oltdepot.com/Product-Details.aspx?product=13254" xlink:type="simple">https://www.boltdepot.com/Product-Details.aspx?product=13254</text:a></text:p>
          </table:table-cell>
          <table:table-cell table:style-name="ce10" office:value-type="float" office:value="9.5" calcext:value-type="float">
            <text:p>$9.50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3x30 FHCS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https://www.boltdepot.com/Product-Details.aspx?product=13256" xlink:type="simple">https://www.boltdepot.com/Product-Details.aspx?product=13256</text:a></text:p>
          </table:table-cell>
          <table:table-cell table:style-name="ce10" office:value-type="float" office:value="12.59" calcext:value-type="float">
            <text:p>$12.59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8"/>
        </table:table-row>
        <table:table-row table:style-name="ro1" table:number-rows-repeated="868">
          <table:table-cell table:style-name="ce4"/>
          <table:table-cell table:number-columns-repeated="4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by_20_Assembly" style:display-name="PageStyle_BOM by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20_by_20_Part" style:display-name="PageStyle_BOM by P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5" meta:object-count="0"/>
    <meta:generator>LibreOfficeDev/5.1.0.3$Linux_X86_64 LibreOffice_project/</meta:generator>
  </office:meta>
</office:document-meta>
</file>